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4F9EFA6229.jpg"/>
  <manifest:file-entry manifest:media-type="image/png" manifest:full-path="Pictures/100000000000008A0000004CC928A802.png"/>
  <manifest:file-entry manifest:media-type="image/png" manifest:full-path="Pictures/10000000000003360000014C084D1D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3" style:family="table">
      <style:table-properties style:width="15.265cm" fo:margin-left="-0.132cm" table:align="left" style:writing-mode="lr-tb"/>
    </style:style>
    <style:style style:name="Taula3.A" style:family="table-column">
      <style:table-column-properties style:column-width="11.375cm"/>
    </style:style>
    <style:style style:name="Taula3.B" style:family="table-column">
      <style:table-column-properties style:column-width="3.889cm"/>
    </style:style>
    <style:style style:name="Taula3.1" style:family="table-row">
      <style:table-row-properties style:keep-together="true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4" style:family="table">
      <style:table-properties style:width="15.143cm" fo:margin-left="-0.132cm" table:align="left" style:writing-mode="lr-tb"/>
    </style:style>
    <style:style style:name="Taula4.A" style:family="table-column">
      <style:table-column-properties style:column-width="15.143cm"/>
    </style:style>
    <style:style style:name="Taula4.1" style:family="table-row">
      <style:table-row-properties style:keep-together="true" fo:keep-together="auto"/>
    </style:style>
    <style:style style:name="Taula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5" style:family="table">
      <style:table-properties style:width="15.265cm" fo:margin-left="-0.132cm" table:align="left" style:writing-mode="lr-tb"/>
    </style:style>
    <style:style style:name="Taula5.A" style:family="table-column">
      <style:table-column-properties style:column-width="7.625cm"/>
    </style:style>
    <style:style style:name="Taula5.B" style:family="table-column">
      <style:table-column-properties style:column-width="7.639cm"/>
    </style:style>
    <style:style style:name="Taula5.1" style:family="table-row">
      <style:table-row-properties style:keep-together="true" fo:keep-together="auto"/>
    </style:style>
    <style:style style:name="Tau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ula6" style:family="table">
      <style:table-properties style:width="15.265cm" fo:margin-left="-0.132cm" table:align="left" style:writing-mode="lr-tb"/>
    </style:style>
    <style:style style:name="Taula6.A" style:family="table-column">
      <style:table-column-properties style:column-width="15.265cm"/>
    </style:style>
    <style:style style:name="Taula6.1" style:family="table-row">
      <style:table-row-properties style:keep-together="true" fo:keep-together="auto"/>
    </style:style>
    <style:style style:name="Taula6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Arial" fo:language="es" fo:country="ES"/>
    </style:style>
    <style:style style:name="P8" style:family="paragraph" style:parent-style-name="Standard" style:list-style-name="WW8Num1">
      <style:text-properties style:font-name="Arial" fo:language="es" fo:country="ES"/>
    </style:style>
    <style:style style:name="P9" style:family="paragraph" style:parent-style-name="Standard">
      <style:paragraph-properties style:snap-to-layout-grid="false"/>
      <style:text-properties style:font-name="Arial" fo:language="es" fo:country="ES" fo:font-style="italic" fo:font-weight="bold" style:font-style-asian="italic" style:font-weight-asian="bold"/>
    </style:style>
    <style:style style:name="P10" style:family="paragraph" style:parent-style-name="Standard">
      <style:paragraph-properties style:snap-to-layout-grid="false"/>
      <style:text-properties style:font-name="Arial" fo:language="es" fo:country="ES"/>
    </style:style>
    <style:style style:name="P11" style:family="paragraph" style:parent-style-name="Standard" style:list-style-name="WW8Num6">
      <style:text-properties style:font-name="Arial" fo:language="es" fo:country="ES"/>
    </style:style>
    <style:style style:name="P12" style:family="paragraph" style:parent-style-name="Standard">
      <style:paragraph-properties fo:text-align="justify" style:justify-single-word="false"/>
      <style:text-properties style:font-name="Arial" fo:language="es" fo:country="ES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language="es" fo:country="ES"/>
    </style:style>
    <style:style style:name="P14" style:family="paragraph" style:parent-style-name="Standard">
      <style:paragraph-properties fo:text-align="justify" style:justify-single-word="false"/>
      <style:text-properties style:font-name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16" style:family="paragraph" style:parent-style-name="Standard" style:list-style-name="WW8Num6">
      <style:paragraph-properties fo:text-align="justify" style:justify-single-word="false"/>
      <style:text-properties style:font-name="Arial"/>
    </style:style>
    <style:style style:name="P17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Header">
      <style:paragraph-properties>
        <style:tab-stops/>
      </style:paragraph-properties>
      <style:text-properties style:font-name="Arial"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Arial"/>
    </style:style>
    <style:style style:name="T4" style:family="text">
      <style:text-properties style:font-name="Arial" fo:language="es" fo:country="E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list text:style-name="WW8Num1">
        <text:list-item>
          <text:p text:style-name="P8">Nom del Cicle formatiu.</text:p>
        </text:list-item>
      </text:list>
      <text:p text:style-name="P7"/>
      <text:list text:style-name="WW8Num1" text:continue-numbering="true">
        <text:list-item>
          <text:p text:style-name="P8">Nom i codi del Mòdul professional.</text:p>
        </text:list-item>
      </text:list>
      <text:p text:style-name="P7"/>
      <text:list text:style-name="WW8Num1" text:continue-numbering="true">
        <text:list-item>
          <text:p text:style-name="P8">Curs del cicle.</text:p>
        </text:list-item>
      </text:list>
      <text:p text:style-name="P7"/>
      <text:list text:style-name="WW8Num1" text:continue-numbering="true">
        <text:list-item>
          <text:p text:style-name="P8">Durada.</text:p>
        </text:list-item>
      </text:list>
      <text:p text:style-name="P18"/>
      <text:list text:style-name="WW8Num1" text:continue-numbering="true">
        <text:list-item>
          <text:p text:style-name="P8">Relació de Unitats formatives i la seva durada.</text:p>
        </text:list-item>
      </text:list>
      <text:p text:style-name="P7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9">Nom de la UF</text:p>
          </table:table-cell>
          <table:table-cell table:style-name="Taula3.B1" office:value-type="string">
            <text:p text:style-name="P9">Durada</text:p>
          </table:table-cell>
        </table:table-row>
        <table:table-row table:style-name="Taula3.1">
          <table:table-cell table:style-name="Taula3.A1" office:value-type="string">
            <text:p text:style-name="P9"/>
          </table:table-cell>
          <table:table-cell table:style-name="Taula3.B1" office:value-type="string">
            <text:p text:style-name="P10"/>
          </table:table-cell>
        </table:table-row>
        <table:table-row table:style-name="Taula3.1">
          <table:table-cell table:style-name="Taula3.A1" office:value-type="string">
            <text:p text:style-name="P10"/>
          </table:table-cell>
          <table:table-cell table:style-name="Taula3.B1" office:value-type="string">
            <text:p text:style-name="P10"/>
          </table:table-cell>
        </table:table-row>
        <table:table-row table:style-name="Taula3.1">
          <table:table-cell table:style-name="Taula3.A1" office:value-type="string">
            <text:p text:style-name="P10"/>
          </table:table-cell>
          <table:table-cell table:style-name="Taula3.B1" office:value-type="string">
            <text:p text:style-name="P10"/>
          </table:table-cell>
        </table:table-row>
        <table:table-row table:style-name="Taula3.1">
          <table:table-cell table:style-name="Taula3.A1" office:value-type="string">
            <text:p text:style-name="P10"/>
          </table:table-cell>
          <table:table-cell table:style-name="Taula3.B1" office:value-type="string">
            <text:p text:style-name="P10"/>
          </table:table-cell>
        </table:table-row>
      </table:table>
      <text:p text:style-name="P7"/>
      <text:p text:style-name="P7"/>
      <text:p text:style-name="P7"/>
      <text:p text:style-name="P7">f) <text:s/>Curriculum del Mòdul professional.</text:p>
      <text:p text:style-name="P7"/>
      <text:p text:style-name="P7">Per a cada unitat formativa <text:s/>(UF) del mòdul professional, s’indicarà el repertori de resultats d’aprenentatge (RA), amb els criteris d’avaluació (CA) <text:s/>i els continguts associats (C).</text:p>
      <text:p text:style-name="P7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0">UF1</text:p>
          </table:table-cell>
        </table:table-row>
        <table:table-row table:style-name="Taula4.1">
          <table:table-cell table:style-name="Taula4.A1" office:value-type="string">
            <text:p text:style-name="P10">Resultats d’aprenentatge i criteris d’avaluació.</text:p>
            <text:p text:style-name="P7">Continguts</text:p>
          </table:table-cell>
        </table:table-row>
        <table:table-row table:style-name="Taula4.1">
          <table:table-cell table:style-name="Taula4.A1" office:value-type="string">
            <text:p text:style-name="P10">UF 2</text:p>
          </table:table-cell>
        </table:table-row>
        <table:table-row table:style-name="Taula4.1">
          <table:table-cell table:style-name="Taula4.A1" office:value-type="string">
            <text:p text:style-name="P10">Resultats d’aprenentatge i criteris d’avaluació.</text:p>
            <text:p text:style-name="P7">Continguts</text:p>
          </table:table-cell>
        </table:table-row>
        <table:table-row table:style-name="Taula4.1">
          <table:table-cell table:style-name="Taula4.A1" office:value-type="string">
            <text:p text:style-name="P10">UF 3</text:p>
          </table:table-cell>
        </table:table-row>
        <table:table-row table:style-name="Taula4.1">
          <table:table-cell table:style-name="Taula4.A1" office:value-type="string">
            <text:p text:style-name="P10">Resultats d’aprenentatge i criteris d’avaluació.</text:p>
            <text:p text:style-name="P7">Continguts</text:p>
          </table:table-cell>
        </table:table-row>
        <table:table-row table:style-name="Taula4.1">
          <table:table-cell table:style-name="Taula4.A1" office:value-type="string">
            <text:p text:style-name="P10">UF n</text:p>
          </table:table-cell>
        </table:table-row>
        <table:table-row table:style-name="Taula4.1">
          <table:table-cell table:style-name="Taula4.A1" office:value-type="string">
            <text:p text:style-name="P10">Resultats d’aprenentatge i criteris d’avaluació.</text:p>
            <text:p text:style-name="P18">Continguts</text:p>
          </table:table-cell>
        </table:table-row>
      </table:table>
      <text:p text:style-name="P7"/>
      <text:p text:style-name="P7"/>
      <text:p text:style-name="P7"/>
      <text:p text:style-name="P7"/>
      <text:list text:style-name="WW8Num6">
        <text:list-item>
          <text:p text:style-name="P11"><text:soft-page-break/><text:s/>Programació de les Unitats formatives (UF).</text:p>
        </text:list-item>
      </text:list>
      <text:p text:style-name="P7"/>
      <text:p text:style-name="P7">Per a cada unitat formativa, s’indicarà el llistat d’unitats didàctiques (UD)</text:p>
      <text:p text:style-name="P7"/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9">Unitats formatives (UF)</text:p>
          </table:table-cell>
          <table:table-cell table:style-name="Taula5.B1" office:value-type="string">
            <text:p text:style-name="P9">Unitats didàctiques (UD)</text:p>
          </table:table-cell>
        </table:table-row>
        <table:table-row table:style-name="Taula5.1">
          <table:table-cell table:style-name="Taula5.A1" office:value-type="string">
            <text:p text:style-name="P10">UFn</text:p>
          </table:table-cell>
          <table:table-cell table:style-name="Taula5.B1" office:value-type="string">
            <text:p text:style-name="P10">UD 1</text:p>
          </table:table-cell>
        </table:table-row>
        <table:table-row table:style-name="Taula5.1">
          <table:table-cell table:style-name="Taula5.A1" office:value-type="string">
            <text:p text:style-name="P10"/>
          </table:table-cell>
          <table:table-cell table:style-name="Taula5.B1" office:value-type="string">
            <text:p text:style-name="P10">UD 2</text:p>
          </table:table-cell>
        </table:table-row>
        <table:table-row table:style-name="Taula5.1">
          <table:table-cell table:style-name="Taula5.A1" office:value-type="string">
            <text:p text:style-name="P10"/>
          </table:table-cell>
          <table:table-cell table:style-name="Taula5.B1" office:value-type="string">
            <text:p text:style-name="P10">UD 3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2"/>
      <text:p text:style-name="P6"><text:span text:style-name="T4">Per a cada unitat didàctica, s’indicaran els resultats d’aprenentatge de</text:span><text:span text:style-name="T3"> referència, els objectius didàctics, els continguts contextualitzats, la seqüència d’activitats d’ensenyament-aprenentatge i l’avaluació.</text:span></text:p>
      <text:p text:style-name="P14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5">UF n</text:p>
          </table:table-cell>
        </table:table-row>
        <table:table-row table:style-name="Taula6.1">
          <table:table-cell table:style-name="Taula6.A1" office:value-type="string">
            <text:p text:style-name="P15">UD 1</text:p>
          </table:table-cell>
        </table:table-row>
        <table:table-row table:style-name="Taula6.1">
          <table:table-cell table:style-name="Taula6.A1" office:value-type="string">
            <text:p text:style-name="P13">Resultats d’aprenentatge</text:p>
          </table:table-cell>
        </table:table-row>
        <table:table-row table:style-name="Taula6.1">
          <table:table-cell table:style-name="Taula6.A1" office:value-type="string">
            <text:p text:style-name="P15">Objectius didàctics</text:p>
          </table:table-cell>
        </table:table-row>
        <table:table-row table:style-name="Taula6.1">
          <table:table-cell table:style-name="Taula6.A1" office:value-type="string">
            <text:p text:style-name="P15">Continguts</text:p>
          </table:table-cell>
        </table:table-row>
        <table:table-row table:style-name="Taula6.1">
          <table:table-cell table:style-name="Taula6.A1" office:value-type="string">
            <text:p text:style-name="P15">Activitats d’ensenyament-aprenentatge</text:p>
          </table:table-cell>
        </table:table-row>
        <table:table-row table:style-name="Taula6.1">
          <table:table-cell table:style-name="Taula6.A1" office:value-type="string">
            <text:p text:style-name="P15">Avaluació.</text:p>
          </table:table-cell>
        </table:table-row>
        <table:table-row table:style-name="Taula6.1">
          <table:table-cell table:style-name="Taula6.A1" office:value-type="string">
            <text:p text:style-name="P15"/>
          </table:table-cell>
        </table:table-row>
        <table:table-row table:style-name="Taula6.1">
          <table:table-cell table:style-name="Taula6.A1" office:value-type="string">
            <text:p text:style-name="P15">UD n</text:p>
          </table:table-cell>
        </table:table-row>
        <table:table-row table:style-name="Taula6.1">
          <table:table-cell table:style-name="Taula6.A1" office:value-type="string">
            <text:p text:style-name="P13">Resultats d’aprenentatge</text:p>
          </table:table-cell>
        </table:table-row>
        <table:table-row table:style-name="Taula6.1">
          <table:table-cell table:style-name="Taula6.A1" office:value-type="string">
            <text:p text:style-name="P15">Objectius didàctics</text:p>
          </table:table-cell>
        </table:table-row>
        <table:table-row table:style-name="Taula6.1">
          <table:table-cell table:style-name="Taula6.A1" office:value-type="string">
            <text:p text:style-name="P15">Continguts</text:p>
          </table:table-cell>
        </table:table-row>
        <table:table-row table:style-name="Taula6.1">
          <table:table-cell table:style-name="Taula6.A1" office:value-type="string">
            <text:p text:style-name="P15">Activitats d’ensenyament-aprenentatge</text:p>
          </table:table-cell>
        </table:table-row>
        <table:table-row table:style-name="Taula6.1">
          <table:table-cell table:style-name="Taula6.A1" office:value-type="string">
            <text:p text:style-name="P15">Avaluació.</text:p>
          </table:table-cell>
        </table:table-row>
      </table:table>
      <text:p text:style-name="P14"/>
      <text:p text:style-name="P14"/>
      <text:list text:style-name="WW8Num6" text:continue-numbering="true">
        <text:list-item>
          <text:p text:style-name="P16">Metodologia del mòdul professional.</text:p>
        </text:list-item>
      </text:list>
      <text:p text:style-name="P14"/>
      <text:list text:style-name="WW8Num6" text:continue-numbering="true">
        <text:list-item>
          <text:p text:style-name="P16">Avaluació del mòdul professional.</text:p>
        </text:list-item>
      </text:list>
      <text:p text:style-name="P14"/>
      <text:p text:style-name="P14"/>
      <text:list text:style-name="WW8Num6" text:continue-numbering="true">
        <text:list-item>
          <text:p text:style-name="P16">Recursos (espais, material didàctic,…)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71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5.666cm" style:rel-column-width="21842*"/>
    </style:style>
    <style:style style:name="Taula2.B" style:family="table-column">
      <style:table-column-properties style:column-width="8.225cm" style:rel-column-width="31710*"/>
    </style:style>
    <style:style style:name="Taula2.C" style:family="table-column">
      <style:table-column-properties style:column-width="3.108cm" style:rel-column-width="11983*"/>
    </style:style>
    <style:style style:name="Taula2.A1" style:family="table-cell">
      <style:table-cell-properties fo:padding="0.097cm" fo:border="none"/>
    </style:style>
    <style:style style:name="Taula1" style:family="table">
      <style:table-properties style:width="17.013cm" fo:margin-left="0cm" fo:margin-right="-0.012cm" table:align="margins"/>
    </style:style>
    <style:style style:name="Taula1.A" style:family="table-column">
      <style:table-column-properties style:column-width="1.642cm" style:rel-column-width="6327*"/>
    </style:style>
    <style:style style:name="Taula1.B" style:family="table-column">
      <style:table-column-properties style:column-width="15.371cm" style:rel-column-width="59208*"/>
    </style:style>
    <style:style style:name="Taula1.A1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ula1.B1.1" style:family="table-column">
      <style:table-column-properties style:column-width="4.681cm" style:rel-column-width="18032*"/>
    </style:style>
    <style:style style:name="Taula1.B1.2" style:family="table-column">
      <style:table-column-properties style:column-width="5.398cm" style:rel-column-width="20791*"/>
    </style:style>
    <style:style style:name="Taula1.B1.3" style:family="table-column">
      <style:table-column-properties style:column-width="5.292cm" style:rel-column-width="20385*"/>
    </style:style>
    <style:style style:name="Taula1.B1.1.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ula1.B1.3.1" style:family="table-cell">
      <style:table-cell-properties fo:background-color="#e6e6e6" fo:padding="0.097cm" fo:border="0.018cm solid #000000">
        <style:background-image/>
      </style:table-cell-properties>
    </style:style>
    <style:style style:name="Taula1.B1.1.2" style:family="table-cell">
      <style:table-cell-properties fo:padding="0.097cm" fo:border-left="0.018cm solid #000000" fo:border-right="none" fo:border-top="none" fo:border-bottom="0.018cm solid #000000"/>
    </style:style>
    <style:style style:name="Taula1.B1.3.2" style:family="table-cell">
      <style:table-cell-properties fo:background-color="#cccccc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ula1.B1.3.3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 table:protected="true">
              <text:p text:style-name="Table_20_Contents"><draw:frame draw:style-name="fr1" draw:name="Imatges3" text:anchor-type="paragraph" svg:x="-0.088cm" svg:y="-0.344cm" svg:width="2.944cm" svg:height="1.612cm" draw:z-index="1"><draw:image xlink:href="Pictures/100000000000008A0000004CC928A802.png" xlink:type="simple" xlink:show="embed" xlink:actuate="onLoad"/></draw:frame></text:p>
            </table:table-cell>
            <table:table-cell table:style-name="Taula2.A1" office:value-type="string">
              <text:p text:style-name="P1">IES Nicolau Copèrnic</text:p>
              <text:p text:style-name="P2">http://www.iescopernic.com</text:p>
            </table:table-cell>
            <table:table-cell table:style-name="Taula2.A1" office:value-type="string">
              <text:p text:style-name="P3"><draw:frame draw:style-name="fr2" draw:name="Imatges4" text:anchor-type="char" svg:x="13.72cm" svg:y="-0.097cm" svg:width="2.986cm" svg:height="1.074cm" draw:z-index="3"><draw:image xlink:href="Pictures/10000000000003360000014C084D1DBB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P4"><draw:frame draw:style-name="fr3" draw:name="Imatges1" text:anchor-type="as-char" svg:y="0.131cm" svg:width="1.304cm" svg:height="0.954cm" draw:z-index="5"><draw:image xlink:href="Pictures/100000000000006E0000004F9EFA6229.jp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>
                  <table:table-cell table:style-name="Taula1.B1.1.1" office:value-type="string">
                    <text:p text:style-name="P4"><text:span text:style-name="T1">Procés</text:span>::</text:p>
                  </table:table-cell>
                  <table:table-cell table:style-name="Taula1.B1.1.1" office:value-type="string">
                    <text:p text:style-name="P4"><text:span text:style-name="T1">Document</text:span>:</text:p>
                  </table:table-cell>
                  <table:table-cell table:style-name="Taula1.B1.3.1" office:value-type="string">
                    <text:p text:style-name="P4"><text:span text:style-name="T1">Data</text:span>: <text:date style:data-style-name="N37" text:date-value="2008-10-05T15:28:05.95" text:fixed="true">05/10/08</text:date></text:p>
                  </table:table-cell>
                </table:table-row>
                <table:table-row>
                  <table:table-cell table:style-name="Taula1.B1.1.2" office:value-type="string">
                    <text:p text:style-name="P4"/>
                  </table:table-cell>
                  <table:table-cell table:style-name="Taula1.B1.1.2" office:value-type="string">
                    <text:p text:style-name="P4"/>
                  </table:table-cell>
                  <table:table-cell table:style-name="Taula1.B1.3.2" office:value-type="string">
                    <text:p text:style-name="P4"><text:span text:style-name="T1">Pàgina</text:span> <text:s/><text:page-number text:select-page="current">2</text:page-number> <text:s/><text:span text:style-name="T1">de</text:span> <text:s/><text:page-count>2</text:page-count></text:p>
                  </table:table-cell>
                </table:table-row>
                <table:table-row>
                  <table:table-cell table:style-name="Taula1.B1.1.2" office:value-type="string">
                    <text:p text:style-name="P4"><text:span text:style-name="T1">Elaborat</text:span>:</text:p>
                  </table:table-cell>
                  <table:table-cell table:style-name="Taula1.B1.1.2" office:value-type="string">
                    <text:p text:style-name="P4"><text:span text:style-name="T1">Revisat</text:span>:</text:p>
                  </table:table-cell>
                  <table:table-cell table:style-name="Taula1.B1.3.3" office:value-type="string">
                    <text:p text:style-name="P4"><text:span text:style-name="T1">Aprovat</text:span>:</text:p>
                  </table:table-cell>
                </table:table-row>
              </table:table>
            </table:table-cell>
          </table:table-row>
        </table:table>
        <text:p text:style-name="P5">Aquest document pot quedar obsolet una vegada imprè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ctor Lino</meta:initial-creator>
    <meta:creation-date>2008-10-05T15:10:45</meta:creation-date>
    <dc:creator>Victor Lino</dc:creator>
    <dc:date>2008-10-09T11:08:40</dc:date>
    <dc:language>ca-ES</dc:language>
    <meta:editing-cycles>8</meta:editing-cycles>
    <meta:editing-duration>PT39M13S</meta:editing-duration>
    <meta:user-defined meta:name="Informació 1"/>
    <meta:user-defined meta:name="Informació 2"/>
    <meta:user-defined meta:name="Informació 3"/>
    <meta:user-defined meta:name="Informació 4"/>
    <meta:document-statistic meta:table-count="6" meta:image-count="3" meta:object-count="0" meta:page-count="2" meta:paragraph-count="58" meta:word-count="208" meta:character-count="1539"/>
  </office:meta>
</office:document-meta>
</file>